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4055" calcext:value-type="float">
            <text:p>2.18541</text:p>
          </table:table-cell>
          <table:table-cell office:value-type="float" office:value="2.344343" calcext:value-type="float">
            <text:p>2.34434</text:p>
          </table:table-cell>
          <table:table-cell office:value-type="float" office:value="3.530709" calcext:value-type="float">
            <text:p>3.530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37183333333" calcext:value-type="float">
            <text:p>2.25637</text:p>
          </table:table-cell>
          <table:table-cell office:value-type="float" office:value="2.34288725" calcext:value-type="float">
            <text:p>2.34289</text:p>
          </table:table-cell>
          <table:table-cell office:value-type="float" office:value="4.219312" calcext:value-type="float">
            <text:p>4.219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278491666667" calcext:value-type="float">
            <text:p>2.32278</text:p>
          </table:table-cell>
          <table:table-cell office:value-type="float" office:value="2.35450075" calcext:value-type="float">
            <text:p>2.3545</text:p>
          </table:table-cell>
          <table:table-cell office:value-type="float" office:value="3.772817" calcext:value-type="float">
            <text:p>3.772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18791666667" calcext:value-type="float">
            <text:p>2.23119</text:p>
          </table:table-cell>
          <table:table-cell office:value-type="float" office:value="2.31897333333333" calcext:value-type="float">
            <text:p>2.31897</text:p>
          </table:table-cell>
          <table:table-cell office:value-type="float" office:value="3.748278" calcext:value-type="float">
            <text:p>3.748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4167" calcext:value-type="float">
            <text:p>2.23417</text:p>
          </table:table-cell>
          <table:table-cell office:value-type="float" office:value="2.31755033333333" calcext:value-type="float">
            <text:p>2.31755</text:p>
          </table:table-cell>
          <table:table-cell office:value-type="float" office:value="3.386884" calcext:value-type="float">
            <text:p>3.386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9354758333333" calcext:value-type="float">
            <text:p>2.29355</text:p>
          </table:table-cell>
          <table:table-cell office:value-type="float" office:value="2.30337716666667" calcext:value-type="float">
            <text:p>2.30338</text:p>
          </table:table-cell>
          <table:table-cell office:value-type="float" office:value="3.312264" calcext:value-type="float">
            <text:p>3.312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90866666667" calcext:value-type="float">
            <text:p>2.29591</text:p>
          </table:table-cell>
          <table:table-cell office:value-type="float" office:value="2.32519491666667" calcext:value-type="float">
            <text:p>2.32519</text:p>
          </table:table-cell>
          <table:table-cell office:value-type="float" office:value="4.108432" calcext:value-type="float">
            <text:p>4.108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384875" calcext:value-type="float">
            <text:p>2.29385</text:p>
          </table:table-cell>
          <table:table-cell office:value-type="float" office:value="2.39229458333333" calcext:value-type="float">
            <text:p>2.39229</text:p>
          </table:table-cell>
          <table:table-cell office:value-type="float" office:value="4.699123" calcext:value-type="float">
            <text:p>4.699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85755" calcext:value-type="float">
            <text:p>2.24858</text:p>
          </table:table-cell>
          <table:table-cell office:value-type="float" office:value="2.29056508333333" calcext:value-type="float">
            <text:p>2.29057</text:p>
          </table:table-cell>
          <table:table-cell office:value-type="float" office:value="3.445381" calcext:value-type="float">
            <text:p>3.445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3210525" calcext:value-type="float">
            <text:p>2.23211</text:p>
          </table:table-cell>
          <table:table-cell office:value-type="float" office:value="2.2819715" calcext:value-type="float">
            <text:p>2.28197</text:p>
          </table:table-cell>
          <table:table-cell office:value-type="float" office:value="3.566487" calcext:value-type="float">
            <text:p>3.566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54458333333" calcext:value-type="float">
            <text:p>2.18654</text:p>
          </table:table-cell>
          <table:table-cell office:value-type="float" office:value="2.27635833333333" calcext:value-type="float">
            <text:p>2.27636</text:p>
          </table:table-cell>
          <table:table-cell office:value-type="float" office:value="3.065606" calcext:value-type="float">
            <text:p>3.065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840108333333" calcext:value-type="float">
            <text:p>2.1584</text:p>
          </table:table-cell>
          <table:table-cell office:value-type="float" office:value="2.27335483333333" calcext:value-type="float">
            <text:p>2.27335</text:p>
          </table:table-cell>
          <table:table-cell office:value-type="float" office:value="3.024527" calcext:value-type="float">
            <text:p>3.024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92041666667" calcext:value-type="float">
            <text:p>2.27292</text:p>
          </table:table-cell>
          <table:table-cell office:value-type="float" office:value="2.30284875" calcext:value-type="float">
            <text:p>2.30285</text:p>
          </table:table-cell>
          <table:table-cell office:value-type="float" office:value="3.936548" calcext:value-type="float">
            <text:p>3.936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24833333333" calcext:value-type="float">
            <text:p>2.26925</text:p>
          </table:table-cell>
          <table:table-cell office:value-type="float" office:value="2.37760833333333" calcext:value-type="float">
            <text:p>2.37761</text:p>
          </table:table-cell>
          <table:table-cell office:value-type="float" office:value="3.805175" calcext:value-type="float">
            <text:p>3.80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728883333333" calcext:value-type="float">
            <text:p>2.26729</text:p>
          </table:table-cell>
          <table:table-cell office:value-type="float" office:value="2.32118966666667" calcext:value-type="float">
            <text:p>2.32119</text:p>
          </table:table-cell>
          <table:table-cell office:value-type="float" office:value="3.948708" calcext:value-type="float">
            <text:p>3.948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7055" calcext:value-type="float">
            <text:p>2.26271</text:p>
          </table:table-cell>
          <table:table-cell office:value-type="float" office:value="2.41784591666667" calcext:value-type="float">
            <text:p>2.41785</text:p>
          </table:table-cell>
          <table:table-cell office:value-type="float" office:value="4.019687" calcext:value-type="float">
            <text:p>4.019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804716666667" calcext:value-type="float">
            <text:p>2.22805</text:p>
          </table:table-cell>
          <table:table-cell office:value-type="float" office:value="2.26251508333333" calcext:value-type="float">
            <text:p>2.26252</text:p>
          </table:table-cell>
          <table:table-cell office:value-type="float" office:value="3.13353" calcext:value-type="float">
            <text:p>3.133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4715" calcext:value-type="float">
            <text:p>2.25947</text:p>
          </table:table-cell>
          <table:table-cell office:value-type="float" office:value="2.170474" calcext:value-type="float">
            <text:p>2.17047</text:p>
          </table:table-cell>
          <table:table-cell office:value-type="float" office:value="3.806244" calcext:value-type="float">
            <text:p>3.806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45858333333" calcext:value-type="float">
            <text:p>2.25946</text:p>
          </table:table-cell>
          <table:table-cell office:value-type="float" office:value="2.366509" calcext:value-type="float">
            <text:p>2.36651</text:p>
          </table:table-cell>
          <table:table-cell office:value-type="float" office:value="4.057666" calcext:value-type="float">
            <text:p>4.05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13558333333" calcext:value-type="float">
            <text:p>2.25514</text:p>
          </table:table-cell>
          <table:table-cell office:value-type="float" office:value="2.448971" calcext:value-type="float">
            <text:p>2.44897</text:p>
          </table:table-cell>
          <table:table-cell office:value-type="float" office:value="4.095652" calcext:value-type="float">
            <text:p>4.095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85741666667" calcext:value-type="float">
            <text:p>2.23986</text:p>
          </table:table-cell>
          <table:table-cell office:value-type="float" office:value="2.25452741666667" calcext:value-type="float">
            <text:p>2.25453</text:p>
          </table:table-cell>
          <table:table-cell office:value-type="float" office:value="3.529861" calcext:value-type="float">
            <text:p>3.529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32695" calcext:value-type="float">
            <text:p>2.25327</text:p>
          </table:table-cell>
          <table:table-cell office:value-type="float" office:value="2.29419908333333" calcext:value-type="float">
            <text:p>2.2942</text:p>
          </table:table-cell>
          <table:table-cell office:value-type="float" office:value="3.481324" calcext:value-type="float">
            <text:p>3.481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68616666667" calcext:value-type="float">
            <text:p>2.25169</text:p>
          </table:table-cell>
          <table:table-cell office:value-type="float" office:value="2.27152241666667" calcext:value-type="float">
            <text:p>2.27152</text:p>
          </table:table-cell>
          <table:table-cell office:value-type="float" office:value="3.863047" calcext:value-type="float">
            <text:p>3.863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78916666667" calcext:value-type="float">
            <text:p>2.25079</text:p>
          </table:table-cell>
          <table:table-cell office:value-type="float" office:value="2.44987041666667" calcext:value-type="float">
            <text:p>2.44987</text:p>
          </table:table-cell>
          <table:table-cell office:value-type="float" office:value="4.000432" calcext:value-type="float">
            <text:p>4.000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831941666667" calcext:value-type="float">
            <text:p>2.24832</text:p>
          </table:table-cell>
          <table:table-cell office:value-type="float" office:value="2.39768441666667" calcext:value-type="float">
            <text:p>2.39768</text:p>
          </table:table-cell>
          <table:table-cell office:value-type="float" office:value="3.745222" calcext:value-type="float">
            <text:p>3.745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67483333333" calcext:value-type="float">
            <text:p>2.24467</text:p>
          </table:table-cell>
          <table:table-cell office:value-type="float" office:value="2.32509691666667" calcext:value-type="float">
            <text:p>2.3251</text:p>
          </table:table-cell>
          <table:table-cell office:value-type="float" office:value="3.748848" calcext:value-type="float">
            <text:p>3.748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49933333333" calcext:value-type="float">
            <text:p>2.1505</text:p>
          </table:table-cell>
          <table:table-cell office:value-type="float" office:value="2.2446035" calcext:value-type="float">
            <text:p>2.2446</text:p>
          </table:table-cell>
          <table:table-cell office:value-type="float" office:value="2.751619" calcext:value-type="float">
            <text:p>2.751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37383333333" calcext:value-type="float">
            <text:p>2.24337</text:p>
          </table:table-cell>
          <table:table-cell office:value-type="float" office:value="2.22144175" calcext:value-type="float">
            <text:p>2.22144</text:p>
          </table:table-cell>
          <table:table-cell office:value-type="float" office:value="3.09799" calcext:value-type="float">
            <text:p>3.097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11516666667" calcext:value-type="float">
            <text:p>2.23812</text:p>
          </table:table-cell>
          <table:table-cell office:value-type="float" office:value="2.07830808333333" calcext:value-type="float">
            <text:p>2.07831</text:p>
          </table:table-cell>
          <table:table-cell office:value-type="float" office:value="3.359271" calcext:value-type="float">
            <text:p>3.359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87783333333" calcext:value-type="float">
            <text:p>2.23788</text:p>
          </table:table-cell>
          <table:table-cell office:value-type="float" office:value="2.21028366666667" calcext:value-type="float">
            <text:p>2.21028</text:p>
          </table:table-cell>
          <table:table-cell office:value-type="float" office:value="3.458844" calcext:value-type="float">
            <text:p>3.458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71208333333" calcext:value-type="float">
            <text:p>2.23771</text:p>
          </table:table-cell>
          <table:table-cell office:value-type="float" office:value="2.25450875" calcext:value-type="float">
            <text:p>2.25451</text:p>
          </table:table-cell>
          <table:table-cell office:value-type="float" office:value="3.428305" calcext:value-type="float">
            <text:p>3.428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20516666667" calcext:value-type="float">
            <text:p>2.23321</text:p>
          </table:table-cell>
          <table:table-cell office:value-type="float" office:value="2.230491" calcext:value-type="float">
            <text:p>2.23049</text:p>
          </table:table-cell>
          <table:table-cell office:value-type="float" office:value="3.740594" calcext:value-type="float">
            <text:p>3.740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592" calcext:value-type="float">
            <text:p>2.22859</text:p>
          </table:table-cell>
          <table:table-cell office:value-type="float" office:value="2.30911325" calcext:value-type="float">
            <text:p>2.30911</text:p>
          </table:table-cell>
          <table:table-cell office:value-type="float" office:value="3.646023" calcext:value-type="float">
            <text:p>3.646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234365" calcext:value-type="float">
            <text:p>2.22344</text:p>
          </table:table-cell>
          <table:table-cell office:value-type="float" office:value="2.30475858333333" calcext:value-type="float">
            <text:p>2.30476</text:p>
          </table:table-cell>
          <table:table-cell office:value-type="float" office:value="3.565753" calcext:value-type="float">
            <text:p>3.56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07675" calcext:value-type="float">
            <text:p>2.22108</text:p>
          </table:table-cell>
          <table:table-cell office:value-type="float" office:value="2.24426925" calcext:value-type="float">
            <text:p>2.24427</text:p>
          </table:table-cell>
          <table:table-cell office:value-type="float" office:value="2.988732" calcext:value-type="float">
            <text:p>2.988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651258333333" calcext:value-type="float">
            <text:p>2.21651</text:p>
          </table:table-cell>
          <table:table-cell office:value-type="float" office:value="2.23740508333333" calcext:value-type="float">
            <text:p>2.23741</text:p>
          </table:table-cell>
          <table:table-cell office:value-type="float" office:value="3.468101" calcext:value-type="float">
            <text:p>3.46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87833333333" calcext:value-type="float">
            <text:p>2.21288</text:p>
          </table:table-cell>
          <table:table-cell office:value-type="float" office:value="2.2981925" calcext:value-type="float">
            <text:p>2.29819</text:p>
          </table:table-cell>
          <table:table-cell office:value-type="float" office:value="3.495022" calcext:value-type="float">
            <text:p>3.495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195333333333" calcext:value-type="float">
            <text:p>2.21195</text:p>
          </table:table-cell>
          <table:table-cell office:value-type="float" office:value="2.24089916666667" calcext:value-type="float">
            <text:p>2.2409</text:p>
          </table:table-cell>
          <table:table-cell office:value-type="float" office:value="3.293511" calcext:value-type="float">
            <text:p>3.293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5355" calcext:value-type="float">
            <text:p>2.21154</text:p>
          </table:table-cell>
          <table:table-cell office:value-type="float" office:value="2.29426675" calcext:value-type="float">
            <text:p>2.29427</text:p>
          </table:table-cell>
          <table:table-cell office:value-type="float" office:value="3.455028" calcext:value-type="float">
            <text:p>3.455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082575" calcext:value-type="float">
            <text:p>2.21083</text:p>
          </table:table-cell>
          <table:table-cell office:value-type="float" office:value="2.2262845" calcext:value-type="float">
            <text:p>2.22628</text:p>
          </table:table-cell>
          <table:table-cell office:value-type="float" office:value="2.988858" calcext:value-type="float">
            <text:p>2.988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34" calcext:value-type="float">
            <text:p>2.20634</text:p>
          </table:table-cell>
          <table:table-cell office:value-type="float" office:value="2.17103583333333" calcext:value-type="float">
            <text:p>2.17104</text:p>
          </table:table-cell>
          <table:table-cell office:value-type="float" office:value="2.863015" calcext:value-type="float">
            <text:p>2.86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67341666667" calcext:value-type="float">
            <text:p>2.19967</text:p>
          </table:table-cell>
          <table:table-cell office:value-type="float" office:value="2.26532758333333" calcext:value-type="float">
            <text:p>2.26533</text:p>
          </table:table-cell>
          <table:table-cell office:value-type="float" office:value="3.052482" calcext:value-type="float">
            <text:p>3.052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33808333333" calcext:value-type="float">
            <text:p>2.19934</text:p>
          </table:table-cell>
          <table:table-cell office:value-type="float" office:value="2.33052516666667" calcext:value-type="float">
            <text:p>2.33053</text:p>
          </table:table-cell>
          <table:table-cell office:value-type="float" office:value="3.495615" calcext:value-type="float">
            <text:p>3.495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51941666667" calcext:value-type="float">
            <text:p>2.19152</text:p>
          </table:table-cell>
          <table:table-cell office:value-type="float" office:value="2.18981483333333" calcext:value-type="float">
            <text:p>2.18981</text:p>
          </table:table-cell>
          <table:table-cell office:value-type="float" office:value="2.877528" calcext:value-type="float">
            <text:p>2.877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832691666667" calcext:value-type="float">
            <text:p>2.18833</text:p>
          </table:table-cell>
          <table:table-cell office:value-type="float" office:value="2.25416441666667" calcext:value-type="float">
            <text:p>2.25416</text:p>
          </table:table-cell>
          <table:table-cell office:value-type="float" office:value="3.147187" calcext:value-type="float">
            <text:p>3.147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778533333333" calcext:value-type="float">
            <text:p>2.18779</text:p>
          </table:table-cell>
          <table:table-cell office:value-type="float" office:value="2.13875158333333" calcext:value-type="float">
            <text:p>2.13875</text:p>
          </table:table-cell>
          <table:table-cell office:value-type="float" office:value="2.990522" calcext:value-type="float">
            <text:p>2.990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49341666667" calcext:value-type="float">
            <text:p>2.18749</text:p>
          </table:table-cell>
          <table:table-cell office:value-type="float" office:value="2.20695633333333" calcext:value-type="float">
            <text:p>2.20696</text:p>
          </table:table-cell>
          <table:table-cell office:value-type="float" office:value="3.041628" calcext:value-type="float">
            <text:p>3.041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373566666667" calcext:value-type="float">
            <text:p>2.19374</text:p>
          </table:table-cell>
          <table:table-cell office:value-type="float" office:value="2.1834015" calcext:value-type="float">
            <text:p>2.1834</text:p>
          </table:table-cell>
          <table:table-cell office:value-type="float" office:value="3.252095" calcext:value-type="float">
            <text:p>3.25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66575" calcext:value-type="float">
            <text:p>2.18067</text:p>
          </table:table-cell>
          <table:table-cell office:value-type="float" office:value="2.21544616666667" calcext:value-type="float">
            <text:p>2.21545</text:p>
          </table:table-cell>
          <table:table-cell office:value-type="float" office:value="3.609374" calcext:value-type="float">
            <text:p>3.609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7950358333333" calcext:value-type="float">
            <text:p>2.1795</text:p>
          </table:table-cell>
          <table:table-cell office:value-type="float" office:value="2.36696941666667" calcext:value-type="float">
            <text:p>2.36697</text:p>
          </table:table-cell>
          <table:table-cell office:value-type="float" office:value="3.339645" calcext:value-type="float">
            <text:p>3.339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878641666667" calcext:value-type="float">
            <text:p>2.10879</text:p>
          </table:table-cell>
          <table:table-cell office:value-type="float" office:value="2.17439808333333" calcext:value-type="float">
            <text:p>2.1744</text:p>
          </table:table-cell>
          <table:table-cell office:value-type="float" office:value="2.627409" calcext:value-type="float">
            <text:p>2.62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75241666667" calcext:value-type="float">
            <text:p>2.16575</text:p>
          </table:table-cell>
          <table:table-cell office:value-type="float" office:value="2.25024575" calcext:value-type="float">
            <text:p>2.25025</text:p>
          </table:table-cell>
          <table:table-cell office:value-type="float" office:value="3.341348" calcext:value-type="float">
            <text:p>3.341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836" calcext:value-type="float">
            <text:p>2.15984</text:p>
          </table:table-cell>
          <table:table-cell office:value-type="float" office:value="2.2338185" calcext:value-type="float">
            <text:p>2.23382</text:p>
          </table:table-cell>
          <table:table-cell office:value-type="float" office:value="2.559846" calcext:value-type="float">
            <text:p>2.55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91816666667" calcext:value-type="float">
            <text:p>2.15292</text:p>
          </table:table-cell>
          <table:table-cell office:value-type="float" office:value="2.22311691666667" calcext:value-type="float">
            <text:p>2.22312</text:p>
          </table:table-cell>
          <table:table-cell office:value-type="float" office:value="2.578978" calcext:value-type="float">
            <text:p>2.578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815783333333" calcext:value-type="float">
            <text:p>2.14816</text:p>
          </table:table-cell>
          <table:table-cell office:value-type="float" office:value="2.12351658333333" calcext:value-type="float">
            <text:p>2.12352</text:p>
          </table:table-cell>
          <table:table-cell office:value-type="float" office:value="2.771651" calcext:value-type="float">
            <text:p>2.771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716441666667" calcext:value-type="float">
            <text:p>2.14716</text:p>
          </table:table-cell>
          <table:table-cell office:value-type="float" office:value="2.2778515" calcext:value-type="float">
            <text:p>2.27785</text:p>
          </table:table-cell>
          <table:table-cell office:value-type="float" office:value="2.975837" calcext:value-type="float">
            <text:p>2.975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085716666667" calcext:value-type="float">
            <text:p>2.14086</text:p>
          </table:table-cell>
          <table:table-cell office:value-type="float" office:value="2.11838883333333" calcext:value-type="float">
            <text:p>2.11839</text:p>
          </table:table-cell>
          <table:table-cell office:value-type="float" office:value="2.601786" calcext:value-type="float">
            <text:p>2.601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96558333333" calcext:value-type="float">
            <text:p>2.13797</text:p>
          </table:table-cell>
          <table:table-cell office:value-type="float" office:value="2.10330225" calcext:value-type="float">
            <text:p>2.1033</text:p>
          </table:table-cell>
          <table:table-cell office:value-type="float" office:value="2.51644" calcext:value-type="float">
            <text:p>2.516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4492" calcext:value-type="float">
            <text:p>2.13449</text:p>
          </table:table-cell>
          <table:table-cell office:value-type="float" office:value="2.3237695" calcext:value-type="float">
            <text:p>2.32377</text:p>
          </table:table-cell>
          <table:table-cell office:value-type="float" office:value="2.854965" calcext:value-type="float">
            <text:p>2.854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1091883333333" calcext:value-type="float">
            <text:p>2.11092</text:p>
          </table:table-cell>
          <table:table-cell office:value-type="float" office:value="2.11813758333333" calcext:value-type="float">
            <text:p>2.11814</text:p>
          </table:table-cell>
          <table:table-cell office:value-type="float" office:value="2.587664" calcext:value-type="float">
            <text:p>2.587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5" calcext:value-type="float">
            <text:p>5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0" calcext:value-type="float">
            <text:p>0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5:52.474732294</dc:date>
    <meta:document-statistic meta:table-count="1" meta:cell-count="4639" meta:object-count="0"/>
    <meta:generator>LibreOffice/4.2.8.2$Linux_X86_64 LibreOffice_project/420m0$Build-2</meta:generator>
  </office:meta>
</office:document-meta>
</file>